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5.507cm"/>
    </style:style>
    <style:style style:name="co5" style:family="table-column">
      <style:table-column-properties fo:break-before="auto" style:column-width="2.175cm"/>
    </style:style>
    <style:style style:name="co6" style:family="table-column">
      <style:table-column-properties fo:break-before="auto" style:column-width="4.198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4.413cm"/>
    </style:style>
    <style:style style:name="co9" style:family="table-column">
      <style:table-column-properties fo:break-before="auto" style:column-width="3.826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4.225cm"/>
    </style:style>
    <style:style style:name="co12" style:family="table-column">
      <style:table-column-properties fo:break-before="auto" style:column-width="3.552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4.06cm"/>
    </style:style>
    <style:style style:name="co15" style:family="table-column">
      <style:table-column-properties fo:break-before="auto" style:column-width="3.318cm"/>
    </style:style>
    <style:style style:name="co16" style:family="table-column">
      <style:table-column-properties fo:break-before="auto" style:column-width="4.35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371cm"/>
    </style:style>
    <style:style style:name="co19" style:family="table-column">
      <style:table-column-properties fo:break-before="auto" style:column-width="5.218cm"/>
    </style:style>
    <style:style style:name="co20" style:family="table-column">
      <style:table-column-properties fo:break-before="auto" style:column-width="5.353cm"/>
    </style:style>
    <style:style style:name="co21" style:family="table-column">
      <style:table-column-properties fo:break-before="auto" style:column-width="3.182cm"/>
    </style:style>
    <style:style style:name="co22" style:family="table-column">
      <style:table-column-properties fo:break-before="auto" style:column-width="4.584cm"/>
    </style:style>
    <style:style style:name="co23" style:family="table-column">
      <style:table-column-properties fo:break-before="auto" style:column-width="2.037cm"/>
    </style:style>
    <style:style style:name="co24" style:family="table-column">
      <style:table-column-properties fo:break-before="auto" style:column-width="4.143cm"/>
    </style:style>
    <style:style style:name="co25" style:family="table-column">
      <style:table-column-properties fo:break-before="auto" style:column-width="3.507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2.785cm"/>
    </style:style>
    <style:style style:name="co28" style:family="table-column">
      <style:table-column-properties fo:break-before="auto" style:column-width="3.884cm"/>
    </style:style>
    <style:style style:name="co29" style:family="table-column">
      <style:table-column-properties fo:break-before="auto" style:column-width="3.029cm"/>
    </style:style>
    <style:style style:name="co30" style:family="table-column">
      <style:table-column-properties fo:break-before="auto" style:column-width="3.493cm"/>
    </style:style>
    <style:style style:name="co31" style:family="table-column">
      <style:table-column-properties fo:break-before="auto" style:column-width="4.2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5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6.4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fo:border="0.74pt solid #000000"/>
      <style:text-properties style:font-name="Arial1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1" fo:font-size="9pt" style:font-size-asian="9pt" style:font-size-complex="9pt"/>
    </style:style>
    <style:style style:name="ce7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87" style:family="table-cell" style:parent-style-name="Default">
      <style:table-cell-properties fo:wrap-option="wrap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font-name="Arial1"/>
    </style:style>
    <style:style style:name="ce67" style:family="table-cell" style:parent-style-name="Default">
      <style:text-properties style:font-name="Arial1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 fo:wrap-option="wrap"/>
      <style:text-properties style:font-name="Arial1"/>
    </style:style>
    <style:style style:name="ce18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1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1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1"/>
    </style:style>
    <style:style style:name="ce73" style:family="table-cell" style:parent-style-name="Default">
      <style:table-cell-properties fo:background-color="transparent"/>
      <style:text-properties style:font-name="Arial1"/>
    </style:style>
    <style:style style:name="ce74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transparent" fo:border="0.06pt solid #000000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order="0.06pt solid #000000"/>
      <style:text-properties style:font-name="Arial1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45" style:family="table-cell" style:parent-style-name="Default" style:data-style-name="N1">
      <style:table-cell-properties fo:border="0.06pt solid #000000"/>
      <style:text-properties style:font-name="Arial1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1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22" style:family="table-cell" style:parent-style-name="Default" style:data-style-name="N1">
      <style:table-cell-properties fo:wrap-option="wrap"/>
      <style:text-properties style:font-name="Arial1"/>
    </style:style>
    <style:style style:name="ce79" style:family="table-cell" style:parent-style-name="Default" style:data-style-name="N1">
      <style:text-properties style:font-name="Arial1"/>
    </style:style>
    <style:style style:name="ce80" style:family="table-cell" style:parent-style-name="Default" style:data-style-name="N1"/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DejaVu Sans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="0.06pt solid #000000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60" style:family="table-cell" style:parent-style-name="Default">
      <style:text-properties style:font-name="Arial1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ext-properties style:font-name="Arial1" fo:font-size="11pt" style:font-size-asian="11pt" style:font-size-complex="11pt"/>
    </style:style>
    <style:style style:name="ce97" style:family="table-cell" style:parent-style-name="Default">
      <style:table-cell-properties fo:wrap-option="wrap" fo:border="0.06pt solid #000000" style:vertical-align="top"/>
      <style:text-properties style:font-name="Arial1" fo:font-size="10pt" style:font-size-asian="10pt" style:font-size-complex="10pt"/>
    </style:style>
    <style:style style:name="ce56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style:font-size-asian="10pt" style:font-size-complex="10pt"/>
    </style:style>
    <style:style style:name="ce104" style:family="table-cell" style:parent-style-name="Default">
      <style:table-cell-properties fo:wrap-option="wrap" fo:border="0.06pt solid #000000" style:vertical-align="top"/>
      <style:text-properties style:font-name="Arial" fo:font-size="9pt" style:font-size-asian="9pt" style:font-name-complex="Arial" style:font-size-complex="9pt"/>
    </style:style>
    <style:style style:name="ce59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wrap-option="wrap" fo:border="0.06pt solid #000000" style:vertical-align="top"/>
      <style:text-properties style:font-name="Arial" fo:font-size="10pt" style:font-name-asian="PingFang SC" style:font-size-asian="10pt" style:font-name-complex="Arial" style:font-size-complex="10pt"/>
    </style:style>
    <style:style style:name="ce57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able-cell-properties fo:wrap-option="wrap" fo:border="0.06pt solid #000000" style:vertical-align="top"/>
      <style:text-properties style:font-name="Arial1" fo:font-size="9pt" style:font-size-asian="9pt" style:font-name-complex="Arial" style:font-size-complex="9pt"/>
    </style:style>
    <style:style style:name="ce1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1" fo:font-size="11pt" style:font-size-asian="11pt" style:font-size-complex="11pt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="0.06pt solid #000000"/>
      <style:text-properties style:font-name="Arial1" fo:font-size="11pt" fo:font-weight="normal" style:font-size-asian="11pt" style:font-weight-asian="normal" style:font-name-complex="Arial" style:font-size-complex="11pt" style:font-weight-complex="normal"/>
    </style:style>
    <style:style style:name="ce8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 fo:border="0.06pt solid #000000" style:vertical-align="top"/>
      <style:text-properties style:text-outline="false" style:text-line-through-style="none" style:text-line-through-type="none" style:font-name="Arial1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4000" fo:border="0.06pt solid #000000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92" style:family="table-cell" style:parent-style-name="Default">
      <style:table-cell-properties fo:background-color="#ff4000" fo:wrap-option="wrap" fo:border="0.06pt solid #000000" style:vertical-align="top"/>
      <style:text-properties style:font-name="Arial1"/>
    </style:style>
    <style:style style:name="ce93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94" style:family="table-cell" style:parent-style-name="Default">
      <style:table-cell-properties fo:background-color="#ff4000" fo:wrap-option="wrap"/>
    </style:style>
    <style:style style:name="ce95" style:family="table-cell" style:parent-style-name="Default">
      <style:table-cell-properties fo:background-color="#ff4000"/>
    </style:style>
    <style:style style:name="ce105" style:family="table-cell" style:parent-style-name="Default">
      <style:table-cell-properties fo:wrap-option="wrap" fo:border="0.06pt solid #000000" style:vertical-align="top"/>
      <style:text-properties style:font-name="Arial1"/>
    </style:style>
    <style:style style:name="ce84" style:family="table-cell" style:parent-style-name="Default">
      <style:table-cell-properties fo:wrap-option="wrap" fo:border="0.06pt solid #000000" style:vertical-align="top"/>
      <style:text-properties style:font-name="Arial1" fo:font-size="9pt" style:font-size-asian="9pt" style:font-size-complex="9pt"/>
    </style:style>
    <style:style style:name="ce85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  <style:text-properties style:font-name="Arial1"/>
    </style:style>
    <style:style style:name="ce8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3.41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ff" draw:auto-grow-height="true" draw:auto-grow-width="false" fo:min-height="1.27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ff" draw:auto-grow-height="true" draw:auto-grow-width="false" fo:min-height="1.1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ff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ff" draw:auto-grow-height="true" draw:auto-grow-width="false" fo:min-height="1.78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2cm" draw:marker-start-center="false" draw:fill="solid" draw:fill-color="#ffffff" draw:auto-grow-height="true" draw:auto-grow-width="false" fo:min-height="1.66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ff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fo:margin-top="0cm" fo:margin-bottom="0cm"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2cm" draw:marker-start-center="false" draw:fill="solid" draw:fill-color="#ffffff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2cm" draw:marker-start-center="false" draw:fill="solid" draw:fill-color="#ffffff" draw:auto-grow-height="true" draw:auto-grow-width="false" fo:min-height="4.3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2cm" draw:marker-start-center="false" draw:fill="solid" draw:fill-color="#ffffff" draw:auto-grow-height="true" draw:auto-grow-width="false" fo:min-height="1.61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2cm" draw:marker-start-center="false" draw:fill="solid" draw:fill-color="#ffffff" draw:auto-grow-height="true" draw:auto-grow-width="false" fo:min-height="0.9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Arrowheads_20_1" draw:marker-start-width="0.2cm" draw:marker-start-center="false" draw:fill="solid" draw:fill-color="#ffffff" draw:auto-grow-height="true" draw:auto-grow-width="false" fo:min-height="5.724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heads_20_1" draw:marker-start-width="0.2cm" draw:marker-start-center="false" draw:fill="solid" draw:fill-color="#ffffff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marker-start="Arrowheads_20_1" draw:marker-start-width="0.2cm" draw:marker-start-center="false" draw:fill="solid" draw:fill-color="#ffffff" draw:auto-grow-height="true" draw:auto-grow-width="false" fo:min-height="2.442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marker-start="Arrowheads_20_1" draw:marker-start-width="0.2cm" draw:marker-start-center="false" draw:fill="solid" draw:fill-color="#ffffff" draw:auto-grow-height="true" draw:auto-grow-width="false" fo:min-height="2.115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marker-start="Arrowheads_20_1" draw:marker-start-width="0.2cm" draw:marker-start-center="false" draw:fill="solid" draw:fill-color="#ffffff" draw:auto-grow-height="true" draw:auto-grow-width="false" fo:min-height="1.224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marker-start="Arrowheads_20_1" draw:marker-start-width="0.2cm" draw:marker-start-center="false" draw:fill="solid" draw:fill-color="#ffffff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ff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margin-top="0cm" fo:margin-bottom="0cm"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paragraph-properties fo:margin-top="0cm" fo:margin-bottom="0cm"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 style:text-outline="false" style:text-line-through-style="none" style:text-line-through-type="none" style:font-name="Arial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9211e" loext:opacity="100%" style:text-outline="false" style:text-line-through-style="none" style:text-line-through-type="none" style:font-name="Arial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GB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GB" style:language-asian="zh" style:country-asian="CN" style:language-complex="hi" style:country-complex="I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use-window-font-color="true" fo:font-size="9pt" style:letter-kerning="true" fo:language="en" fo:country="GB" style:language-asian="zh" style:country-asian="CN" style:language-complex="hi" style:country-complex="IN" style:font-name-complex="Arial Unicode MS" style:font-size-asian="9pt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use-window-font-color="true" style:font-name="Arial1" fo:font-size="9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GB" style:language-asian="zh" style:country-asian="CN" style:language-complex="hi" style:country-complex="IN" style:font-name-asian="DejaVu Sans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DejaVu Sans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New Other Provid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46"/>
        <table:table-column table:style-name="co6" table:number-columns-repeated="4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2" table:default-cell-style-name="Default"/>
        <table:table-column table:style-name="co8" table:default-cell-style-name="Default"/>
        <table:table-column table:style-name="co2" table:default-cell-style-name="ce74"/>
        <table:table-column table:style-name="co8" table:default-cell-style-name="ce74"/>
        <table:table-column table:style-name="co11" table:default-cell-style-name="Default"/>
        <table:table-column table:style-name="co12" table:default-cell-style-name="ce80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16358" table:default-cell-style-name="Default"/>
        <table:table-row table:style-name="ro1">
          <table:table-cell table:style-name="ce2" office:value-type="string" calcext:value-type="string">
            <text:p>agency_id</text:p>
          </table:table-cell>
          <table:table-cell table:style-name="ce13" office:value-type="string" calcext:value-type="string">
            <text:p>name_official</text:p>
          </table:table-cell>
          <table:table-cell table:style-name="ce23" office:value-type="string" calcext:value-type="string">
            <text:p>name_official_transliterated</text:p>
          </table:table-cell>
          <table:table-cell table:style-name="ce23" office:value-type="string" calcext:value-type="string">
            <text:p>name_english</text:p>
          </table:table-cell>
          <table:table-cell table:style-name="ce23" office:value-type="string" calcext:value-type="string">
            <text:p>acronym</text:p>
          </table:table-cell>
          <table:table-cell table:style-name="ce13" office:value-type="string" calcext:value-type="string">
            <text:p>country_id</text:p>
          </table:table-cell>
          <table:table-cell table:style-name="ce13" office:value-type="string" calcext:value-type="string">
            <text:p>city</text:p>
          </table:table-cell>
          <table:table-cell table:style-name="ce23" office:value-type="string" calcext:value-type="string">
            <text:p>postcode</text:p>
          </table:table-cell>
          <table:table-cell table:style-name="ce23" office:value-type="string" calcext:value-type="string">
            <text:p>latitude</text:p>
          </table:table-cell>
          <table:table-cell table:style-name="ce23" office:value-type="string" calcext:value-type="string">
            <text:p>longitude</text:p>
          </table:table-cell>
          <table:table-cell table:style-name="ce23" office:value-type="string" calcext:value-type="string">
            <office:annotation office:display="true" draw:style-name="gr1" draw:text-style-name="P2" svg:width="3.996cm" svg:height="4.941cm" svg:x="33.633cm" svg:y="1.65cm" draw:caption-point-x="4.168cm" draw:caption-point-y="-1.64cm">
              <dc:creator>AZ</dc:creator>
              <dc:date>2024-02-15T00:00:00</dc:date>
              <text:p text:style-name="P1"><text:span text:style-name="T1">Fill in i</text:span><text:span text:style-name="T2">f the provider has another location different from the one specified in column F. </text:span><text:span text:style-name="T2"><text:line-break/></text:span><text:span text:style-name="T2"><text:line-break/></text:span><text:span text:style-name="T2">If the provider has seats in multiple countries, please copy paste the column and change the number in the brackets [n+1] for every next location.</text:span></text:p>
            </office:annotation>
            <text:p>other_location[1].country</text:p>
          </table:table-cell>
          <table:table-cell table:style-name="ce23" office:value-type="string" calcext:value-type="string">
            <office:annotation office:display="true" draw:style-name="gr2" draw:text-style-name="P2" svg:width="3.23cm" svg:height="1.476cm" svg:x="37.873cm" svg:y="1.243cm" draw:caption-point-x="3.44cm" draw:caption-point-y="-1.233cm">
              <dc:creator>AZ</dc:creator>
              <dc:date>2024-02-15T00:00:00</dc:date>
              <text:p text:style-name="P1"><text:span text:style-name="T2">City corresponding to the country in column K.</text:span></text:p>
            </office:annotation>
            <text:p>other_location[1].city</text:p>
          </table:table-cell>
          <table:table-cell table:style-name="ce23" office:value-type="string" calcext:value-type="string">
            <office:annotation office:display="true" draw:style-name="gr3" draw:text-style-name="P2" svg:width="3.52cm" svg:height="1.39cm" svg:x="41.509cm" svg:y="1.137cm" draw:caption-point-x="4.217cm" draw:caption-point-y="-1.127cm">
              <dc:creator>AZ</dc:creator>
              <dc:date>2024-02-15T00:00:00</dc:date>
              <text:p text:style-name="P1"><text:span text:style-name="T3">Postal code corresponding to the city in column L.</text:span></text:p>
            </office:annotation>
            <text:p>other_location[1].postcode</text:p>
          </table:table-cell>
          <table:table-cell table:style-name="ce23" office:value-type="string" calcext:value-type="string">
            <office:annotation office:display="true" draw:style-name="gr4" draw:text-style-name="P4" svg:width="3.086cm" svg:height="2.176cm" svg:x="46.066cm" svg:y="1.264cm" draw:caption-point-x="3.486cm" draw:caption-point-y="-1.254cm">
              <dc:creator>AZ</dc:creator>
              <dc:date>2024-02-15T00:00:00</dc:date>
              <text:p text:style-name="P3"><text:span text:style-name="T1">Location latitude corresponding to the new country/city/postal code</text:span></text:p>
            </office:annotation>
            <text:p>other_location[1].latitude</text:p>
          </table:table-cell>
          <table:table-cell table:style-name="ce23" office:value-type="string" calcext:value-type="string">
            <office:annotation office:display="true" draw:style-name="gr5" draw:text-style-name="P4" svg:width="3.063cm" svg:height="2.571cm" svg:x="49.667cm" svg:y="1.158cm" draw:caption-point-x="3.289cm" draw:caption-point-y="-1.148cm">
              <dc:creator>AZ</dc:creator>
              <dc:date>2024-02-15T00:00:00</dc:date>
              <text:p text:style-name="P3"><text:span text:style-name="T1">Location longitude corresponding to the new country/city/postal code</text:span></text:p>
            </office:annotation>
            <text:p>other_location[1].longitude</text:p>
          </table:table-cell>
          <table:table-cell table:style-name="ce23" office:value-type="string" calcext:value-type="string">
            <text:p>founding_date</text:p>
          </table:table-cell>
          <table:table-cell table:style-name="ce23" office:value-type="string" calcext:value-type="string">
            <text:p>remarks_on_founding_date</text:p>
          </table:table-cell>
          <table:table-cell table:style-name="ce23" office:value-type="string" calcext:value-type="string">
            <text:p>closing_date</text:p>
          </table:table-cell>
          <table:table-cell table:style-name="ce41" office:value-type="string" calcext:value-type="string">
            <text:p>remarks_on_closing_date</text:p>
          </table:table-cell>
          <table:table-cell table:style-name="ce42" office:value-type="string" calcext:value-type="string">
            <office:annotation office:display="true" draw:style-name="gr6" draw:text-style-name="P6" svg:width="4.804cm" svg:height="2.966cm" svg:x="67.136cm" svg:y="2.057cm" draw:caption-point-x="4.008cm" draw:caption-point-y="-2.047cm">
              <dc:creator>AZ</dc:creator>
              <dc:date>2024-02-15T00:00:00</dc:date>
              <text:p text:style-name="P5"><text:span text:style-name="T1">The QF EHEA/EQF/ISCED level at which the provider offers programmes at. <text:s/>Each new level should be presented in a new column with the subsequent number in brackets (i.e. [n+1])</text:span></text:p>
            </office:annotation>
            <text:p>qf_ehea_level[1]</text:p>
          </table:table-cell>
          <table:table-cell table:style-name="ce45" office:value-type="string" calcext:value-type="string">
            <text:p>type_provider</text:p>
          </table:table-cell>
          <table:table-cell table:style-name="ce42" office:value-type="string" calcext:value-type="string">
            <text:p>website link</text:p>
          </table:table-cell>
          <table:table-cell table:style-name="ce42" office:value-type="string" calcext:value-type="string">
            <office:annotation office:display="true" draw:style-name="gr7" draw:text-style-name="P8" svg:width="3.375cm" svg:height="1.864cm" svg:x="77.359cm" svg:y="1.775cm" draw:caption-point-x="3.802cm" draw:caption-point-y="-1.765cm">
              <dc:creator>AZ</dc:creator>
              <dc:date>2024-02-15T00:00:00</dc:date>
              <text:p text:style-name="P7"><text:span text:style-name="T2">Identifiers must be unique within your agency or within the resource provided.</text:span></text:p>
            </office:annotation>
            <text:p>identifier</text:p>
          </table:table-cell>
          <table:table-cell table:style-name="ce42" office:value-type="string" calcext:value-type="string">
            <office:annotation office:display="true" draw:style-name="gr8" draw:text-style-name="P10" svg:width="3.195cm" svg:height="3.756cm" svg:x="81.186cm" svg:y="2.097cm" draw:caption-point-x="3.293cm" draw:caption-point-y="-2.087cm">
              <dc:creator>AZ</dc:creator>
              <dc:date>2024-02-15T00:00:00</dc:date>
              <text:p text:style-name="P9"><text:span text:style-name="T4">Fill in if the identifier is not yet known to EQAR. The source could be a national authority, an international</text:span></text:p>
              <text:p text:style-name="P9"><text:span text:style-name="T4">organisation or another entity</text:span></text:p>
            </office:annotation>
            <text:p>identifier_source</text:p>
          </table:table-cell>
          <table:table-cell table:style-name="ce42" office:value-type="string" calcext:value-type="string">
            <office:annotation office:display="true" draw:style-name="gr9" draw:text-style-name="P8" svg:width="2.899cm" svg:height="4.941cm" svg:x="84.614cm" svg:y="1.744cm" draw:caption-point-x="3.182cm" draw:caption-point-y="-1.734cm">
              <dc:creator>AZ</dc:creator>
              <dc:date>2024-02-15T00:00:00</dc:date>
              <text:p text:style-name="P7"><text:span text:style-name="T1">If the identifier is not a local identifier of your agency, you must provide a short label designating</text:span></text:p>
              <text:p text:style-name="P7"><text:span text:style-name="T1">the resource in order to distinguish it from other identifiers</text:span></text:p>
            </office:annotation>
            <text:p>identifier_resource</text:p>
          </table:table-cell>
          <table:table-cell table:style-name="ce55" office:value-type="string" calcext:value-type="string">
            <office:annotation office:display="true" draw:style-name="gr10" draw:text-style-name="P8" svg:width="3.499cm" svg:height="4.546cm" svg:x="88.034cm" svg:y="2.128cm" draw:caption-point-x="4.117cm" draw:caption-point-y="-2.118cm">
              <dc:creator>AZ</dc:creator>
              <dc:date>2024-02-15T00:00:00</dc:date>
              <text:p text:style-name="P7"><text:span text:style-name="T4">If the provider is a part of another provider (or a group) that offers programmes at higher education level and is already recorded in</text:span></text:p>
              <text:p text:style-name="P7"><text:span text:style-name="T4">DEQAR you should specify the parent provider</text:span></text:p>
            </office:annotation>
            <text:p>parent_id</text:p>
          </table:table-cell>
          <table:table-cell table:style-name="ce60" table:number-columns-repeated="47"/>
          <table:table-cell table:style-name="ce61" table:number-columns-repeated="16311"/>
        </table:table-row>
        <table:table-row table:style-name="ro2">
          <table:table-cell table:style-name="ce3" office:value-type="string" calcext:value-type="string">
            <text:p>DEQAR ID of the agency</text:p>
          </table:table-cell>
          <table:table-cell table:style-name="ce9" office:value-type="string" calcext:value-type="string">
            <text:p>Other provider:</text:p>
            <text:p>Official name (in local/official language and script)</text:p>
          </table:table-cell>
          <table:table-cell table:style-name="ce9" office:value-type="string" calcext:value-type="string">
            <text:p><text:span text:style-name="T8">Other provider:</text:span></text:p>
            <text:p>Official name in transliterated form (search only, not displayed)</text:p>
          </table:table-cell>
          <table:table-cell table:style-name="ce9" office:value-type="string" calcext:value-type="string">
            <text:p><text:span text:style-name="T8">Other provider:</text:span></text:p>
            <text:p>English name</text:p>
          </table:table-cell>
          <table:table-cell table:style-name="ce9" office:value-type="string" calcext:value-type="string">
            <text:p><text:span text:style-name="T8">Other provider:</text:span></text:p>
            <text:p>Acronym</text:p>
          </table:table-cell>
          <table:table-cell table:style-name="ce9" office:value-type="string" calcext:value-type="string">
            <text:p>Country:</text:p>
            <text:p>ISO 3166 (2-letter or 3-letter) code or numerical DEQAR ID</text:p>
          </table:table-cell>
          <table:table-cell table:style-name="ce9" office:value-type="string" calcext:value-type="string">
            <text:p><text:span text:style-name="T8">Other provider</text:span></text:p>
            <text:p>City of legal seat</text:p>
          </table:table-cell>
          <table:table-cell table:style-name="ce9" office:value-type="string" calcext:value-type="string">
            <text:p>Other provider: postcode(include alphabets if any)</text:p>
          </table:table-cell>
          <table:table-cell table:style-name="ce9" office:value-type="string" calcext:value-type="string">
            <text:p>Other provider: latitude</text:p>
          </table:table-cell>
          <table:table-cell table:style-name="ce9" office:value-type="string" calcext:value-type="string">
            <text:p>Other provider: longitude</text:p>
          </table:table-cell>
          <table:table-cell table:style-name="ce9" office:value-type="string" calcext:value-type="string">
            <text:p>country: ISO 3166 (2-letter or 3-letter) code or numerical DEQAR ID</text:p>
          </table:table-cell>
          <table:table-cell table:style-name="ce9" office:value-type="string" calcext:value-type="string">
            <text:p>Alternative provider: city</text:p>
          </table:table-cell>
          <table:table-cell table:style-name="ce9"/>
          <table:table-cell table:style-name="ce9" office:value-type="string" calcext:value-type="string">
            <text:p>Alternative provider</text:p>
          </table:table-cell>
          <table:table-cell table:style-name="ce9"/>
          <table:table-cell table:style-name="ce9" office:value-type="string" calcext:value-type="string">
            <text:p><text:span text:style-name="T8">Alternative provider:</text:span></text:p>
            <text:p>Founding year (as YYYY) or date (as YYYY-MM-DD)</text:p>
          </table:table-cell>
          <table:table-cell table:style-name="ce9" office:value-type="string" calcext:value-type="string">
            <text:p><text:span text:style-name="T8">Alternative provider: </text:span>further clarifications/remarks on the founding date (example: the date of foundation)</text:p>
          </table:table-cell>
          <table:table-cell table:style-name="ce9" office:value-type="string" calcext:value-type="string">
            <text:p><text:span text:style-name="T8">Alternative provider:</text:span></text:p>
            <text:p>Closing year/data, if applicable</text:p>
          </table:table-cell>
          <table:table-cell table:style-name="ce9" office:value-type="string" calcext:value-type="string">
            <text:p>Alternative provider: further clarifications/remarks on the closing date( (example: the date of closure)</text:p>
          </table:table-cell>
          <table:table-cell table:style-name="ce30" office:value-type="string" calcext:value-type="string">
            <text:p><text:span text:style-name="T9">- 0 or 5 or short cycle</text:span></text:p>
            <text:p><text:span text:style-name="T9">- 1 or 6 or first cycle</text:span></text:p>
            <text:p><text:span text:style-name="T9">- 2 or 7 or second cycle</text:span></text:p>
            <text:p><text:span text:style-name="T10">- 3 or 8 or third cycle</text:span></text:p>
          </table:table-cell>
          <table:table-cell table:style-name="ce33" office:value-type="string" calcext:value-type="string">
            <text:p>- 1 or private company</text:p>
            <text:p>- 2 or non-governmental organization</text:p>
            <text:p>- 3 or public-private partnership</text:p>
            <text:p>- 4 or public organization</text:p>
            <text:p>- 5 or other (mention either the number or the full type name as mentioned above)</text:p>
          </table:table-cell>
          <table:table-cell table:style-name="ce9" office:value-type="string" calcext:value-type="string">
            <text:p><text:span text:style-name="T8">Other provider:</text:span></text:p>
            <text:p>website (include http:// or https://)</text:p>
          </table:table-cell>
          <table:table-cell table:style-name="ce9" office:value-type="string" calcext:value-type="string">
            <text:p><text:span text:style-name="T8">Other provider:</text:span></text:p>
            <text:p>String of values of an identifier </text:p>
          </table:table-cell>
          <table:table-cell table:style-name="ce43" office:value-type="string" calcext:value-type="string">
            <text:p><text:span text:style-name="T11">Other provider: </text:span></text:p>
            <text:p><text:span text:style-name="T12">filled in if the identifier is not yet known to EQAR</text:span></text:p>
          </table:table-cell>
          <table:table-cell table:style-name="ce43" office:value-type="string" calcext:value-type="string">
            <text:p>Other provider: name or link to the issuer of the identifier</text:p>
          </table:table-cell>
          <table:table-cell table:style-name="ce9" office:value-type="string" calcext:value-type="string">
            <text:p><text:span text:style-name="T13">Alternative provider:</text:span></text:p>
            <text:p><text:span text:style-name="T14">DEQARINST ID, optionally in numerical form without the prefix DEQARINST. </text:span></text:p>
          </table:table-cell>
          <table:table-cell table:number-columns-repeated="16358"/>
        </table:table-row>
        <table:table-row table:style-name="ro3">
          <table:table-cell table:style-name="ce7" office:value-type="string" calcext:value-type="string">
            <text:p>recommended</text:p>
          </table:table-cell>
          <table:table-cell table:style-name="ce11" office:value-type="string" calcext:value-type="string">
            <text:p>* required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style-name="ce11" office:value-type="string" calcext:value-type="string">
            <text:p>* required</text:p>
          </table:table-cell>
          <table:table-cell table:style-name="ce18" office:value-type="string" calcext:value-type="string">
            <text:p>* required</text:p>
          </table:table-cell>
          <table:table-cell table:number-columns-repeated="12" table:style-name="ce16" office:value-type="string" calcext:value-type="string">
            <text:p>optional</text:p>
          </table:table-cell>
          <table:table-cell table:style-name="ce11" office:value-type="string" calcext:value-type="string">
            <text:p>* required</text:p>
          </table:table-cell>
          <table:table-cell table:style-name="ce35" office:value-type="string" calcext:value-type="string">
            <text:p>optional</text:p>
          </table:table-cell>
          <table:table-cell table:number-columns-repeated="3" table:style-name="ce11" office:value-type="string" calcext:value-type="string">
            <text:p>* required</text:p>
          </table:table-cell>
          <table:table-cell table:style-name="ce11" office:value-type="string" calcext:value-type="string">
            <text:p>*required</text:p>
          </table:table-cell>
          <table:table-cell table:style-name="ce48" office:value-type="string" calcext:value-type="string">
            <text:p>optional</text:p>
          </table:table-cell>
          <table:table-cell table:number-columns-repeated="16358"/>
        </table:table-row>
        <table:table-row table:style-name="ro3">
          <table:table-cell table:style-name="ce87"/>
          <table:table-cell table:style-name="ce5" table:number-columns-repeated="4"/>
          <table:table-cell table:style-name="ce15"/>
          <table:table-cell table:style-name="ce10" table:number-columns-repeated="9"/>
          <table:table-cell table:style-name="ce5"/>
          <table:table-cell table:style-name="ce15" table:number-columns-repeated="3"/>
          <table:table-cell table:style-name="ce5"/>
          <table:table-cell table:style-name="ce22"/>
          <table:table-cell table:style-name="ce5" table:number-columns-repeated="4"/>
          <table:table-cell table:style-name="ce15"/>
          <table:table-cell table:style-name="ce87" table:number-columns-repeated="47"/>
          <table:table-cell table:number-columns-repeated="2"/>
          <table:table-cell table:style-name="ce87" table:number-columns-repeated="16307"/>
          <table:table-cell table:number-columns-repeated="2"/>
        </table:table-row>
        <table:table-row table:style-name="ro3">
          <table:table-cell table:style-name="ce87"/>
          <table:table-cell table:style-name="ce5" table:number-columns-repeated="4"/>
          <table:table-cell/>
          <table:table-cell table:style-name="ce10" table:number-columns-repeated="4"/>
          <table:table-cell table:style-name="ce26"/>
          <table:table-cell table:style-name="ce10" table:number-columns-repeated="4"/>
          <table:table-cell table:style-name="ce5"/>
          <table:table-cell table:style-name="ce15" table:number-columns-repeated="4"/>
          <table:table-cell table:style-name="ce22"/>
          <table:table-cell table:style-name="ce5" table:number-columns-repeated="4"/>
          <table:table-cell table:style-name="ce15"/>
          <table:table-cell table:style-name="ce87" table:number-columns-repeated="47"/>
          <table:table-cell table:number-columns-repeated="2"/>
          <table:table-cell table:style-name="ce87" table:number-columns-repeated="16307"/>
          <table:table-cell table:number-columns-repeated="2"/>
        </table:table-row>
        <table:table-row table:style-name="ro3">
          <table:table-cell/>
          <table:table-cell table:style-name="ce67" table:number-columns-repeated="5"/>
          <table:table-cell table:style-name="ce71" table:number-columns-repeated="9"/>
          <table:table-cell table:style-name="ce67" table:number-columns-repeated="2"/>
          <table:table-cell table:style-name="ce73" table:number-columns-repeated="3"/>
          <table:table-cell table:style-name="ce79"/>
          <table:table-cell table:style-name="ce67" table:number-columns-repeated="5"/>
          <table:table-cell table:number-columns-repeated="16358"/>
        </table:table-row>
        <table:table-row table:style-name="ro3" table:number-rows-repeated="781">
          <table:table-cell/>
          <table:table-cell table:style-name="ce67" table:number-columns-repeated="5"/>
          <table:table-cell table:style-name="ce71" table:number-columns-repeated="9"/>
          <table:table-cell table:style-name="ce67" table:number-columns-repeated="2"/>
          <table:table-cell table:style-name="ce73" table:number-columns-repeated="2"/>
          <table:table-cell table:style-name="ce67"/>
          <table:table-cell table:style-name="ce79"/>
          <table:table-cell table:style-name="ce67" table:number-columns-repeated="5"/>
          <table:table-cell table:number-columns-repeated="16358"/>
        </table:table-row>
        <table:table-row table:style-name="ro3" table:number-rows-repeated="104778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Update Other Provider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13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95"/>
        <table:table-column table:style-name="co27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7" table:number-columns-repeated="16356" table:default-cell-style-name="Default"/>
        <table:table-row table:style-name="ro1">
          <table:table-cell table:style-name="ce60" office:value-type="string" calcext:value-type="string">
            <text:p>agency_id</text:p>
          </table:table-cell>
          <table:table-cell table:style-name="ce60" office:value-type="string" calcext:value-type="string">
            <office:annotation office:display="true" draw:style-name="gr11" draw:text-style-name="P8" svg:width="4.758cm" svg:height="1.819cm" svg:x="4.494cm" svg:y="1.9cm" draw:caption-point-x="5.085cm" draw:caption-point-y="-1.89cm">
              <dc:creator>AZ</dc:creator>
              <dc:date>2024-02-15T00:00:00</dc:date>
              <text:p text:style-name="P7"><text:span text:style-name="T2">Identifiers must be unique within your agency or within the resource provided.</text:span></text:p>
            </office:annotation>
            <text:p>identifier</text:p>
          </table:table-cell>
          <table:table-cell table:style-name="ce60" office:value-type="string" calcext:value-type="string">
            <office:annotation office:display="true" draw:style-name="gr12" draw:text-style-name="P8" svg:width="4.672cm" svg:height="1.14cm" svg:x="9.751cm" svg:y="1.469cm" draw:caption-point-x="5.181cm" draw:caption-point-y="-1.459cm">
              <dc:creator>AZ</dc:creator>
              <dc:date>2023-07-31T00:00:00</dc:date>
              <text:p text:style-name="P7"><text:span text:style-name="T5">The source of information regarding the provider</text:span></text:p>
            </office:annotation>
            <text:p>identifier_resource</text:p>
          </table:table-cell>
          <table:table-cell table:style-name="ce60" office:value-type="string" calcext:value-type="string">
            <text:p>identifier_source</text:p>
          </table:table-cell>
          <table:table-cell table:style-name="ce55" office:value-type="string" calcext:value-type="string">
            <text:p>name_official</text:p>
          </table:table-cell>
          <table:table-cell table:style-name="ce23" office:value-type="string" calcext:value-type="string">
            <text:p>name_official_transliterated</text:p>
          </table:table-cell>
          <table:table-cell table:style-name="ce55" office:value-type="string" calcext:value-type="string">
            <text:p>name_english</text:p>
          </table:table-cell>
          <table:table-cell table:style-name="ce55" office:value-type="string" calcext:value-type="string">
            <text:p>name_version_add</text:p>
          </table:table-cell>
          <table:table-cell table:style-name="ce55" office:value-type="string" calcext:value-type="string">
            <text:p>name_version_replace</text:p>
          </table:table-cell>
          <table:table-cell table:style-name="ce55" office:value-type="string" calcext:value-type="string">
            <text:p>name_version_source</text:p>
          </table:table-cell>
          <table:table-cell table:style-name="ce82" office:value-type="string" calcext:value-type="string">
            <text:p>name_version_transliterated</text:p>
          </table:table-cell>
          <table:table-cell table:style-name="ce45" office:value-type="string" calcext:value-type="string">
            <text:p>type_provider</text:p>
          </table:table-cell>
          <table:table-cell table:style-name="ce55" office:value-type="string" calcext:value-type="string">
            <text:p>website_link</text:p>
          </table:table-cell>
          <table:table-cell table:style-name="ce55" office:value-type="string" calcext:value-type="string">
            <text:p>acronym</text:p>
          </table:table-cell>
          <table:table-cell table:style-name="ce88" office:value-type="string" calcext:value-type="string">
            <office:annotation office:display="true" draw:style-name="gr13" draw:text-style-name="P2" svg:width="3.701cm" svg:height="6.916cm" svg:x="45.261cm" svg:y="0.759cm" draw:caption-point-x="3.994cm" draw:caption-point-y="-0.749cm">
              <dc:creator>AZ</dc:creator>
              <dc:date>2024-02-15T00:00:00</dc:date>
              <text:p text:style-name="P1"><text:span text:style-name="T6">ONLY fill in i</text:span><text:span text:style-name="T7">f the provider has another location different from the main one and not recorded in DEQAR yet.</text:span><text:span text:style-name="T2"><text:line-break/></text:span><text:span text:style-name="T2"><text:line-break/></text:span><text:span text:style-name="T2">If the provider has seats in multiple countries </text:span><text:span text:style-name="T7">that are not yet recorded in DEQAR</text:span><text:span text:style-name="T2">, please copy paste the column and change the number in the brackets [n+1] for every next location.</text:span></text:p>
            </office:annotation>
            <text:p>other_location[1].country</text:p>
          </table:table-cell>
          <table:table-cell table:style-name="ce89" office:value-type="string" calcext:value-type="string">
            <office:annotation office:display="true" draw:style-name="gr14" draw:text-style-name="P2" svg:width="2.899cm" svg:height="1.799cm" svg:x="49.468cm" svg:y="1.235cm" draw:caption-point-x="3.294cm" draw:caption-point-y="-1.225cm">
              <dc:creator>AZ</dc:creator>
              <dc:date>2024-02-15T00:00:00</dc:date>
              <text:p text:style-name="P1"><text:span text:style-name="T2">City corresponding to the country in column O</text:span></text:p>
            </office:annotation>
            <text:p>other_location[1].city</text:p>
          </table:table-cell>
          <table:table-cell table:style-name="ce91" office:value-type="string" calcext:value-type="string">
            <office:annotation office:display="true" draw:style-name="gr9" draw:text-style-name="P8" svg:width="2.899cm" svg:height="1.799cm" svg:x="52.77cm" svg:y="2.254cm" draw:caption-point-x="1.871cm" draw:caption-point-y="-2.244cm">
              <dc:creator>AZ</dc:creator>
              <dc:date>2024-02-15T00:00:00</dc:date>
              <text:p text:style-name="P7"><text:span text:style-name="T5">If the recorded city changed</text:span></text:p>
            </office:annotation>
            <text:p>city</text:p>
          </table:table-cell>
          <table:table-cell table:style-name="ce88" office:value-type="string" calcext:value-type="string">
            <text:p>postcode</text:p>
          </table:table-cell>
          <table:table-cell table:style-name="ce55" office:value-type="string" calcext:value-type="string">
            <text:p>country_id</text:p>
          </table:table-cell>
          <table:table-cell table:style-name="ce23" office:value-type="string" calcext:value-type="string">
            <office:annotation office:display="true" draw:style-name="gr9" draw:text-style-name="P8" svg:width="2.899cm" svg:height="2.176cm" svg:x="60.22cm" svg:y="1.021cm" draw:caption-point-x="2.776cm" draw:caption-point-y="-1.011cm">
              <dc:creator>AZ</dc:creator>
              <dc:date>2024-02-15T00:00:00</dc:date>
              <text:p text:style-name="P7"><text:span text:style-name="T1">Location latitude corresponding to the new country/city/postal code</text:span></text:p>
            </office:annotation>
            <text:p>other_location[1].latitude</text:p>
          </table:table-cell>
          <table:table-cell table:style-name="ce23" office:value-type="string" calcext:value-type="string">
            <office:annotation office:display="true" draw:style-name="gr9" draw:text-style-name="P8" svg:width="2.899cm" svg:height="2.176cm" svg:x="62.889cm" svg:y="3.371cm" draw:caption-point-x="2.892cm" draw:caption-point-y="-3.361cm">
              <dc:creator>AZ</dc:creator>
              <dc:date>2024-02-15T00:00:00</dc:date>
              <text:p text:style-name="P7"><text:span text:style-name="T1">Location latitude corresponding to the new country/city/postal code</text:span></text:p>
            </office:annotation>
            <text:p>other_location[1].longitude</text:p>
          </table:table-cell>
          <table:table-cell table:style-name="ce23" office:value-type="string" calcext:value-type="string">
            <office:annotation office:display="true" draw:style-name="gr14" draw:text-style-name="P2" svg:width="2.555cm" svg:height="1.799cm" svg:x="65.735cm" svg:y="1.401cm" draw:caption-point-x="2.831cm" draw:caption-point-y="-1.391cm">
              <dc:creator>AZ</dc:creator>
              <dc:date>2024-02-15T00:00:00</dc:date>
              <text:p text:style-name="P1"><text:span text:style-name="T3">Postal code corresponding to the city in column P.</text:span></text:p>
            </office:annotation>
            <text:p>other_location[1].postcode</text:p>
          </table:table-cell>
          <table:table-cell table:style-name="ce42" office:value-type="string" calcext:value-type="string">
            <office:annotation office:display="true" draw:style-name="gr15" draw:text-style-name="P2" svg:width="5.819cm" svg:height="2.642cm" svg:x="68.389cm" svg:y="4.184cm" draw:caption-point-x="2.963cm" draw:caption-point-y="-4.174cm">
              <dc:creator>AZ</dc:creator>
              <dc:date>2024-02-15T00:00:00</dc:date>
              <text:p text:style-name="P1"><text:span text:style-name="T1">The QF EHEA/EQF/ISCED level at which the provider offers programmes at. <text:s/>Each new level should be presented in a new column with the subsequent number in brackets (i.e. [n+1])</text:span></text:p>
            </office:annotation>
            <text:p>qf_ehea_level[1]</text:p>
          </table:table-cell>
          <table:table-cell table:style-name="ce23" office:value-type="string" calcext:value-type="string">
            <text:p>closing_date</text:p>
          </table:table-cell>
          <table:table-cell table:style-name="ce41" office:value-type="string" calcext:value-type="string">
            <text:p>remarks_on_closing_date</text:p>
          </table:table-cell>
          <table:table-cell table:style-name="ce55" office:value-type="string" calcext:value-type="string">
            <office:annotation office:display="true" draw:style-name="gr16" draw:text-style-name="P8" svg:width="3.216cm" svg:height="2.315cm" svg:x="78.367cm" svg:y="2.279cm" draw:caption-point-x="3.39cm" draw:caption-point-y="-2.269cm">
              <dc:creator>AZ</dc:creator>
              <dc:date>2024-02-15T00:00:00</dc:date>
              <text:p text:style-name="P7"><text:span text:style-name="T2">Identifiers must be unique within your agency or within the resource provided.</text:span></text:p>
            </office:annotation>
            <text:p>new_identifier</text:p>
          </table:table-cell>
          <table:table-cell table:style-name="ce55" office:value-type="string" calcext:value-type="string">
            <office:annotation office:display="true" draw:style-name="gr17" draw:text-style-name="P2" svg:width="3.796cm" svg:height="1.424cm" svg:x="81.927cm" svg:y="2.363cm" draw:caption-point-x="4.035cm" draw:caption-point-y="-2.353cm">
              <dc:creator>AZ</dc:creator>
              <dc:date>2024-02-15T00:00:00</dc:date>
              <text:p text:style-name="P1"><text:span text:style-name="T2">Alternative provider: name or link to the issuer of the identifier</text:span></text:p>
            </office:annotation>
            <text:p>new_identifier_resource</text:p>
          </table:table-cell>
          <table:table-cell table:style-name="ce55" office:value-type="string" calcext:value-type="string">
            <office:annotation office:display="true" draw:style-name="gr18" draw:text-style-name="P8" svg:width="3.499cm" svg:height="4.546cm" svg:x="85.337cm" svg:y="2.128cm" draw:caption-point-x="4.117cm" draw:caption-point-y="-2.118cm">
              <dc:creator>AZ</dc:creator>
              <dc:date>2024-02-15T00:00:00</dc:date>
              <text:p text:style-name="P7"><text:span text:style-name="T4">If the provider is a part of another provider (or a group) that offers programmes at higher education level and is already recorded in</text:span></text:p>
              <text:p text:style-name="P7"><text:span text:style-name="T4">DEQAR you should specify the parent provider</text:span></text:p>
            </office:annotation>
            <text:p>parent_id</text:p>
          </table:table-cell>
          <table:table-cell table:style-name="ce60" table:number-columns-repeated="44"/>
          <table:table-cell table:style-name="ce61" table:number-columns-repeated="16312"/>
        </table:table-row>
        <table:table-row table:style-name="ro4">
          <table:table-cell table:style-name="ce97" office:value-type="string" calcext:value-type="string">
            <text:p>Alternative provider: DEQARINST ID</text:p>
            <text:p/>
            <text:p><text:span text:style-name="T15">(preferred)</text:span></text:p>
          </table:table-cell>
          <table:table-cell table:style-name="ce104" office:value-type="string" calcext:value-type="string">
            <text:p><text:span text:style-name="T9">Other provider:</text:span></text:p>
            <text:p><text:span text:style-name="T9">String of values of an identifier </text:span></text:p>
          </table:table-cell>
          <table:table-cell table:style-name="ce69" office:value-type="string" calcext:value-type="string">
            <text:p>Identifier specification, if not your <text:s/>local identifier</text:p>
          </table:table-cell>
          <table:table-cell table:style-name="ce75" office:value-type="string" calcext:value-type="string">
            <text:p><text:span text:style-name="T16">Other provider: </text:span></text:p>
            <text:p><text:span text:style-name="T16">filled in if the identifier is not yet known to EQAR</text:span></text:p>
          </table:table-cell>
          <table:table-cell table:style-name="ce97" office:value-type="string" calcext:value-type="string">
            <text:p>Organization: Official name</text:p>
          </table:table-cell>
          <table:table-cell table:style-name="ce101" office:value-type="string" calcext:value-type="string">
            <text:p>Transliterated form (search only, not displayed)</text:p>
          </table:table-cell>
          <table:table-cell table:style-name="ce101" office:value-type="string" calcext:value-type="string">
            <text:p>Other provider: English name</text:p>
          </table:table-cell>
          <table:table-cell table:style-name="ce97" office:value-type="string" calcext:value-type="string">
            <text:p>Add name version</text:p>
          </table:table-cell>
          <table:table-cell table:style-name="ce97" office:value-type="string" calcext:value-type="string">
            <text:p>Replace existing name version</text:p>
          </table:table-cell>
          <table:table-cell table:style-name="ce97" office:value-type="string" calcext:value-type="string">
            <text:p>Specification of source</text:p>
          </table:table-cell>
          <table:table-cell table:style-name="ce101" office:value-type="string" calcext:value-type="string">
            <text:p>Transliterated form (search only, not displayed)</text:p>
          </table:table-cell>
          <table:table-cell table:style-name="ce34" office:value-type="string" calcext:value-type="string">
            <text:p><text:span text:style-name="T8">- 1 or private company</text:span></text:p>
            <text:p><text:span text:style-name="T8">- 2 or non-governmental organization</text:span></text:p>
            <text:p><text:span text:style-name="T8">- 3 or public-private partnership</text:span></text:p>
            <text:p><text:span text:style-name="T8">- 4 or public organization</text:span></text:p>
            <text:p><text:span text:style-name="T8">- 5 or other (mention either the number or the full type name as mentioned above)</text:span></text:p>
          </table:table-cell>
          <table:table-cell table:style-name="ce97" office:value-type="string" calcext:value-type="string">
            <text:p>Other provider’s website (include http:// or https://)</text:p>
          </table:table-cell>
          <table:table-cell table:style-name="ce104" office:value-type="string" calcext:value-type="string">
            <text:p><text:span text:style-name="T9">Other provider:</text:span></text:p>
            <text:p><text:span text:style-name="T9">Acronym</text:span></text:p>
          </table:table-cell>
          <table:table-cell table:style-name="ce104"/>
          <table:table-cell table:style-name="ce77"/>
          <table:table-cell table:style-name="ce92" office:value-type="string" calcext:value-type="string">
            <text:p>change city</text:p>
          </table:table-cell>
          <table:table-cell table:style-name="ce75" office:value-type="string" calcext:value-type="string">
            <text:p>Other provider: postcode(include alphabets if any)</text:p>
          </table:table-cell>
          <table:table-cell table:style-name="ce105" office:value-type="string" calcext:value-type="string">
            <text:p>change country (internal numerical ID)</text:p>
          </table:table-cell>
          <table:table-cell table:style-name="ce9" table:number-columns-repeated="3"/>
          <table:table-cell table:style-name="ce84" office:value-type="string" calcext:value-type="string">
            <text:p>Additional levels, numbers separated by comma:</text:p>
            <text:p>0 or 5 - short cycle</text:p>
            <text:p>1 or 6 - first cycle</text:p>
            <text:p>2 or 7 - second cycle</text:p>
            <text:p>3 or 8 - third cycle</text:p>
          </table:table-cell>
          <table:table-cell table:style-name="ce9" office:value-type="string" calcext:value-type="string">
            <text:p><text:span text:style-name="T8">Alternative provider:</text:span></text:p>
            <text:p><text:span text:style-name="T8">Closing year/data, if applicable</text:span></text:p>
          </table:table-cell>
          <table:table-cell table:style-name="ce9" office:value-type="string" calcext:value-type="string">
            <text:p><text:span text:style-name="T8">Alternative provider: </text:span>further clarifications/remarks on the closing date (example date of closure)</text:p>
          </table:table-cell>
          <table:table-cell table:style-name="ce104" office:value-type="string" calcext:value-type="string">
            <text:p><text:span text:style-name="T17">add additional (local) identifier for this </text:span><text:span text:style-name="T18">Alternative provider</text:span></text:p>
          </table:table-cell>
          <table:table-cell table:style-name="ce75" office:value-type="string" calcext:value-type="string">
            <text:p>Alternative provider: name or link to the issuer of the identifier</text:p>
          </table:table-cell>
          <table:table-cell table:style-name="ce84" office:value-type="string" calcext:value-type="string">
            <text:p>Add link to parent provider (numerical ID)</text:p>
            <text:p/>
            <text:p>(existing ones not changed)</text:p>
          </table:table-cell>
          <table:table-cell table:number-columns-repeated="16356"/>
        </table:table-row>
        <table:table-row table:style-name="ro3">
          <table:table-cell table:style-name="ce56"/>
          <table:table-cell table:style-name="ce59" office:value-type="string" calcext:value-type="string">
            <text:p>*one required</text:p>
          </table:table-cell>
          <table:table-cell table:style-name="ce56" table:number-columns-repeated="2"/>
          <table:table-cell table:style-name="ce48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number-columns-repeated="4" table:style-name="ce48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number-columns-repeated="5" table:style-name="ce48" office:value-type="string" calcext:value-type="string">
            <text:p>optional</text:p>
          </table:table-cell>
          <table:table-cell table:style-name="ce93" office:value-type="string" calcext:value-type="string">
            <text:p>optional</text:p>
          </table:table-cell>
          <table:table-cell table:number-columns-repeated="2" table:style-name="ce48"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style-name="ce85" office:value-type="string" calcext:value-type="string">
            <text:p>* 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48" office:value-type="string" calcext:value-type="string">
            <text:p>optional</text:p>
          </table:table-cell>
          <table:table-cell table:style-name="ce48"/>
          <table:table-cell table:style-name="ce86" office:value-type="string" calcext:value-type="string">
            <text:p>optional</text:p>
          </table:table-cell>
          <table:table-cell table:number-columns-repeated="16356"/>
        </table:table-row>
        <table:table-row table:style-name="ro3">
          <table:table-cell table:style-name="ce87" table:number-columns-repeated="2"/>
          <table:table-cell table:style-name="ce57" table:number-columns-repeated="2"/>
          <table:table-cell table:style-name="ce87" table:number-columns-repeated="12"/>
          <table:table-cell table:style-name="ce94"/>
          <table:table-cell table:style-name="ce87" table:number-columns-repeated="5"/>
          <table:table-cell table:style-name="ce57" table:number-columns-repeated="3"/>
          <table:table-cell table:style-name="ce87"/>
          <table:table-cell table:style-name="ce57"/>
          <table:table-cell table:style-name="ce87" table:number-columns-repeated="45"/>
          <table:table-cell/>
          <table:table-cell table:style-name="ce87" table:number-columns-repeated="16311"/>
        </table:table-row>
        <table:table-row table:style-name="ro3">
          <table:table-cell table:style-name="ce87" table:number-columns-repeated="11"/>
          <table:table-cell table:style-name="ce57"/>
          <table:table-cell table:style-name="ce87" table:number-columns-repeated="4"/>
          <table:table-cell table:style-name="ce94"/>
          <table:table-cell table:style-name="ce87" table:number-columns-repeated="55"/>
          <table:table-cell/>
          <table:table-cell table:style-name="ce87" table:number-columns-repeated="16311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New Other Providers'.B1:'New Other Providers'.Z3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lin Tück</meta:initial-creator>
    <meta:creation-date>2018-12-20T18:37:13.630551761</meta:creation-date>
    <dc:date>2024-02-15T16:55:09.237761863</dc:date>
    <meta:editing-duration>P1DT7H27M16S</meta:editing-duration>
    <meta:editing-cycles>75</meta:editing-cycles>
    <meta:generator>LibreOffice/7.4.7.2$MacOSX_AARCH64 LibreOffice_project/723314e595e8007d3cf785c16538505a1c878ca5</meta:generator>
    <dc:creator>Aleksandra Zhivkovikj</dc:creator>
    <meta:document-statistic meta:table-count="2" meta:cell-count="151" meta:object-count="0"/>
  </office:meta>
</office:document-meta>
</file>